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2.8234722222222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1.99319444444444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2.92805555555556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f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righ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8" table:default-cell-style-name="ce1"/>
        <table:table-row table:style-name="ro2">
          <table:table-cell office:value-type="string" table:style-name="ce1">
            <text:p>address</text:p>
          </table:table-cell>
          <table:table-cell office:value-type="string" table:style-name="ce1">
            <text:p>x itm</text:p>
          </table:table-cell>
          <table:table-cell office:value-type="string" table:style-name="ce1">
            <text:p>y itm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publication date</text:p>
          </table:table-cell>
          <table:table-cell office:value-type="string" table:style-name="ce1">
            <text:p>address_parsed</text:p>
          </table:table-cell>
          <table:table-cell office:value-type="string" table:style-name="ce1">
            <text:p>postcodes</text:p>
          </table:table-cell>
          <table:table-cell office:value-type="string" table:style-name="ce1">
            <text:p>address_number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ite 21 Unit 27C Canal Walk Park West Industrial Estate Nangor Road None None</text:p>
          </table:table-cell>
          <table:table-cell office:value-type="float" office:value="709225.38" table:style-name="ce1">
            <text:p>709225.38</text:p>
          </table:table-cell>
          <table:table-cell office:value-type="float" office:value="732471.96" table:style-name="ce1">
            <text:p>732471.96</text:p>
          </table:table-cell>
          <table:table-cell office:value-type="float" office:value="64.16" table:style-name="ce1">
            <text:p>64.16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Site 21 Unit 27C Canal Walk Park West Industrial Estate Nangor Road None Non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3 Herbert Avenue Off Merrion Road Dublin 4 None None</text:p>
          </table:table-cell>
          <table:table-cell office:value-type="float" office:value="719281.84" table:style-name="ce1">
            <text:p>719281.84</text:p>
          </table:table-cell>
          <table:table-cell office:value-type="float" office:value="731017.1" table:style-name="ce1">
            <text:p>731017.1</text:p>
          </table:table-cell>
          <table:table-cell office:value-type="float" office:value="11.66" table:style-name="ce1">
            <text:p>11.66</text:p>
          </table:table-cell>
          <table:table-cell office:value-type="string" table:style-name="ce1">
            <text:p>NO CATEGORY SELECTED</text:p>
          </table:table-cell>
          <table:table-cell office:value-type="date" office:date-value="2016-08-25T00:00:00" table:style-name="ce4">
            <text:p>25/08/2016</text:p>
          </table:table-cell>
          <table:table-cell office:value-type="string" table:style-name="ce1">
            <text:p>33 Herbert Avenue Off Merrion Road <text:s/>None None</text:p>
          </table:table-cell>
          <table:table-cell office:value-type="string" table:style-name="ce1">
            <text:p>Dublin 4</text:p>
          </table:table-cell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 Olive Mount <text:s text:c="10"/>Windy Arbour <text:s text:c="13"/>Dublin 14</text:p>
          </table:table-cell>
          <table:table-cell office:value-type="float" office:value="716969.06" table:style-name="ce1">
            <text:p>716969.06</text:p>
          </table:table-cell>
          <table:table-cell office:value-type="float" office:value="729594.51" table:style-name="ce1">
            <text:p>729594.51</text:p>
          </table:table-cell>
          <table:table-cell office:value-type="float" office:value="22.06" table:style-name="ce1">
            <text:p>22.06</text:p>
          </table:table-cell>
          <table:table-cell office:value-type="string" table:style-name="ce1">
            <text:p>RETAIL (SHOPS)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2 Olive Mount <text:s text:c="5"/>Windy Arbour<text:s text:c="7"/></text:p>
          </table:table-cell>
          <table:table-cell office:value-type="string" table:style-name="ce1">
            <text:p>Dublin 14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s B7 B8 Calmount Park Calmount Avenue Ballymount Road Upper Dublin 12 Dublin 12</text:p>
          </table:table-cell>
          <table:table-cell office:value-type="float" office:value="710147.84" table:style-name="ce1">
            <text:p>710147.84</text:p>
          </table:table-cell>
          <table:table-cell office:value-type="float" office:value="730412.27" table:style-name="ce1">
            <text:p>730412.2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s B7 B8 Calmount Park Calmount Avenue Ballymount Road Upper<text:s text:c="2"/></text:p>
          </table:table-cell>
          <table:table-cell office:value-type="string" table:style-name="ce1">
            <text:p>Dublin 12</text:p>
          </table:table-cell>
          <table:table-cell office:value-type="string" table:style-name="ce1">
            <text:p>B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19 Nutgrove Shopping Centre Rathfarnham None None</text:p>
          </table:table-cell>
          <table:table-cell office:value-type="float" office:value="715511.26" table:style-name="ce1">
            <text:p>715511.26</text:p>
          </table:table-cell>
          <table:table-cell office:value-type="float" office:value="728002.29" table:style-name="ce1">
            <text:p>728002.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TAIL (SHOPS)</text:p>
          </table:table-cell>
          <table:table-cell table:style-name="ce1"/>
          <table:table-cell office:value-type="string" table:style-name="ce1">
            <text:p>Unit 19 Nutgrove Shopping Centre Rathfarnham None None</text:p>
          </table:table-cell>
          <table:table-cell table:style-name="ce1"/>
          <table:table-cell office:value-type="string" table:style-name="ce1">
            <text:p>Unit 1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1A Robinhood Road Dublin 22 None None</text:p>
          </table:table-cell>
          <table:table-cell office:value-type="float" office:value="710178.99" table:style-name="ce1">
            <text:p>710178.99</text:p>
          </table:table-cell>
          <table:table-cell office:value-type="float" office:value="731525.95" table:style-name="ce1">
            <text:p>731525.95</text:p>
          </table:table-cell>
          <table:table-cell office:value-type="float" office:value="367.28" table:style-name="ce1">
            <text:p>367.28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1A Robinhood Road <text:s/>None None</text:p>
          </table:table-cell>
          <table:table-cell office:value-type="string" table:style-name="ce1">
            <text:p>Dublin 22</text:p>
          </table:table-cell>
          <table:table-cell office:value-type="string" table:style-name="ce1">
            <text:p>Unit 1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61 Philipsburgh Avenue <text:s text:c="2"/>Fairview Dublin 3 None None</text:p>
          </table:table-cell>
          <table:table-cell office:value-type="float" office:value="717133.95" table:style-name="ce1">
            <text:p>717133.95</text:p>
          </table:table-cell>
          <table:table-cell office:value-type="float" office:value="736416.44" table:style-name="ce1">
            <text:p>736416.44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61 Philipsburgh Avenue <text:s/>Fairview <text:s/>None None</text:p>
          </table:table-cell>
          <table:table-cell office:value-type="string" table:style-name="ce1">
            <text:p>Dublin 3</text:p>
          </table:table-cell>
          <table:table-cell office:value-type="float" office:value="61" table:style-name="ce1">
            <text:p>6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ompass Business Park Ballymun Road Dublin None None</text:p>
          </table:table-cell>
          <table:table-cell office:value-type="float" office:value="716006.46" table:style-name="ce1">
            <text:p>716006.46</text:p>
          </table:table-cell>
          <table:table-cell office:value-type="float" office:value="741194.23" table:style-name="ce1">
            <text:p>741194.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Compass Business Park Ballymun Road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32 Camden Street Lower Dublin 2 <text:s/>None None None</text:p>
          </table:table-cell>
          <table:table-cell office:value-type="float" office:value="715559.48" table:style-name="ce1">
            <text:p>715559.48</text:p>
          </table:table-cell>
          <table:table-cell office:value-type="float" office:value="732999.23" table:style-name="ce1">
            <text:p>732999.23</text:p>
          </table:table-cell>
          <table:table-cell office:value-type="float" office:value="5.28" table:style-name="ce1">
            <text:p>5.28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32 Camden Street Lower <text:s/>None None None</text:p>
          </table:table-cell>
          <table:table-cell office:value-type="string" table:style-name="ce1">
            <text:p>Dublin 2</text:p>
          </table:table-cell>
          <table:table-cell office:value-type="float" office:value="32" table:style-name="ce1">
            <text:p>3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1 Jamestown Road Finglas Dublin 11 None None</text:p>
          </table:table-cell>
          <table:table-cell office:value-type="float" office:value="713243.17" table:style-name="ce1">
            <text:p>713243.17</text:p>
          </table:table-cell>
          <table:table-cell office:value-type="float" office:value="739393.28" table:style-name="ce1">
            <text:p>739393.28</text:p>
          </table:table-cell>
          <table:table-cell office:value-type="float" office:value="157.96" table:style-name="ce1">
            <text:p>157.96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1 Jamestown Road Finglas <text:s/>None None</text:p>
          </table:table-cell>
          <table:table-cell office:value-type="string" table:style-name="ce1">
            <text:p>Dublin 11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<text:s/>And Base 19 22 Dame Street Dublin 2 None None None</text:p>
          </table:table-cell>
          <table:table-cell office:value-type="float" office:value="715553.4" table:style-name="ce1">
            <text:p>715553.4</text:p>
          </table:table-cell>
          <table:table-cell office:value-type="float" office:value="734043.44" table:style-name="ce1">
            <text:p>734043.44</text:p>
          </table:table-cell>
          <table:table-cell office:value-type="float" office:value="118.4" table:style-name="ce1">
            <text:p>118.4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Ground Floor And Base 19 22 Dame Street <text:s/>None None None</text:p>
          </table:table-cell>
          <table:table-cell office:value-type="string" table:style-name="ce1">
            <text:p>Dublin 2</text:p>
          </table:table-cell>
          <table:table-cell office:value-type="float" office:value="19" table:style-name="ce1">
            <text:p>1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And Basement No 55 Percy Place Ballsbridge None None</text:p>
          </table:table-cell>
          <table:table-cell office:value-type="float" office:value="716937.67" table:style-name="ce1">
            <text:p>716937.67</text:p>
          </table:table-cell>
          <table:table-cell office:value-type="float" office:value="733032.75" table:style-name="ce1">
            <text:p>733032.75</text:p>
          </table:table-cell>
          <table:table-cell office:value-type="float" office:value="41.13" table:style-name="ce1">
            <text:p>41.13</text:p>
          </table:table-cell>
          <table:table-cell office:value-type="string" table:style-name="ce1">
            <text:p>RETAIL (SHOPS)</text:p>
          </table:table-cell>
          <table:table-cell office:value-type="date" office:date-value="2016-11-15T00:00:00" table:style-name="ce4">
            <text:p>15/11/2016</text:p>
          </table:table-cell>
          <table:table-cell office:value-type="string" table:style-name="ce1">
            <text:p>Ground Floor And Basement No 55 Percy Place Ballsbridge None Non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2A Ballymount Industrial Estate Ballymount Drive Dublin 12 None None</text:p>
          </table:table-cell>
          <table:table-cell office:value-type="float" office:value="710454.97" table:style-name="ce1">
            <text:p>710454.97</text:p>
          </table:table-cell>
          <table:table-cell office:value-type="float" office:value="730822.11" table:style-name="ce1">
            <text:p>730822.11</text:p>
          </table:table-cell>
          <table:table-cell office:value-type="float" office:value="36.33" table:style-name="ce1">
            <text:p>36.33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G2A Ballymount Industrial Estate Ballymount Drive <text:s/>None None</text:p>
          </table:table-cell>
          <table:table-cell office:value-type="string" table:style-name="ce1">
            <text:p>Dublin 12</text:p>
          </table:table-cell>
          <table:table-cell office:value-type="string" table:style-name="ce1">
            <text:p>G2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ll Avenue Dun Laoghaire Co Dublin None None</text:p>
          </table:table-cell>
          <table:table-cell office:value-type="float" office:value="723268.39" table:style-name="ce1">
            <text:p>723268.39</text:p>
          </table:table-cell>
          <table:table-cell office:value-type="float" office:value="727302.46" table:style-name="ce1">
            <text:p>727302.46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MISCELLANEOUS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Kill Avenue Dun Laoghaire None None</text:p>
          </table:table-cell>
          <table:table-cell office:value-type="string" table:style-name="ce1">
            <text:p>Co 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53 Haddington Road Dublin 4 None None None</text:p>
          </table:table-cell>
          <table:table-cell office:value-type="float" office:value="717064.76" table:style-name="ce1">
            <text:p>717064.76</text:p>
          </table:table-cell>
          <table:table-cell office:value-type="float" office:value="733046.3" table:style-name="ce1">
            <text:p>733046.3</text:p>
          </table:table-cell>
          <table:table-cell office:value-type="float" office:value="25.79" table:style-name="ce1">
            <text:p>25.79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53 Haddington Road <text:s/>None None None</text:p>
          </table:table-cell>
          <table:table-cell office:value-type="string" table:style-name="ce1">
            <text:p>Dublin 4</text:p>
          </table:table-cell>
          <table:table-cell office:value-type="float" office:value="53" table:style-name="ce1">
            <text:p>5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13 Rockfield Medical Campus Balally <text:s text:c="16"/>Dundrum <text:s text:c="16"/>None None</text:p>
          </table:table-cell>
          <table:table-cell office:value-type="float" office:value="717586.16" table:style-name="ce1">
            <text:p>717586.16</text:p>
          </table:table-cell>
          <table:table-cell office:value-type="float" office:value="727657.79" table:style-name="ce1">
            <text:p>727657.79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HEALTH</text:p>
          </table:table-cell>
          <table:table-cell office:value-type="date" office:date-value="2012-06-07T00:00:00" table:style-name="ce4">
            <text:p>07/06/2012</text:p>
          </table:table-cell>
          <table:table-cell office:value-type="string" table:style-name="ce1">
            <text:p>Unit 13 Rockfield Medical Campus Balally <text:s text:c="8"/>Dundrum <text:s text:c="8"/>None None</text:p>
          </table:table-cell>
          <table:table-cell table:style-name="ce1"/>
          <table:table-cell office:value-type="string" table:style-name="ce1">
            <text:p>Unit 1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2 Kilcarbery Park Nangor Road Clondalkin None None</text:p>
          </table:table-cell>
          <table:table-cell office:value-type="float" office:value="703796.36" table:style-name="ce1">
            <text:p>703796.36</text:p>
          </table:table-cell>
          <table:table-cell office:value-type="float" office:value="730945.32" table:style-name="ce1">
            <text:p>730945.3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2 Kilcarbery Park Nangor Road Clondalkin None None</text:p>
          </table:table-cell>
          <table:table-cell table:style-name="ce1"/>
          <table:table-cell office:value-type="string" table:style-name="ce1">
            <text:p>Unit 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slin St Margaret'S County Dublin None None</text:p>
          </table:table-cell>
          <table:table-cell office:value-type="float" office:value="714357.21" table:style-name="ce1">
            <text:p>714357.21</text:p>
          </table:table-cell>
          <table:table-cell office:value-type="float" office:value="746065.38" table:style-name="ce1">
            <text:p>746065.38</text:p>
          </table:table-cell>
          <table:table-cell office:value-type="float" office:value="953.41" table:style-name="ce1">
            <text:p>953.41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Roslin St Margaret'S County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Unit 5 Greenhills Business Centre Greenhills Road Tallaght None None</text:p>
          </table:table-cell>
          <table:table-cell office:value-type="float" office:value="709990.28" table:style-name="ce1">
            <text:p>709990.28</text:p>
          </table:table-cell>
          <table:table-cell office:value-type="float" office:value="728476.92" table:style-name="ce1">
            <text:p>728476.9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5 Greenhills Business Centre Greenhills Road Tallaght None None</text:p>
          </table:table-cell>
          <table:table-cell table:style-name="ce1"/>
          <table:table-cell office:value-type="string" table:style-name="ce1">
            <text:p>Unit 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63 65 Main Street Blackrock Co Dublin None None</text:p>
          </table:table-cell>
          <table:table-cell office:value-type="float" office:value="721577.38" table:style-name="ce1">
            <text:p>721577.38</text:p>
          </table:table-cell>
          <table:table-cell office:value-type="float" office:value="729376.1" table:style-name="ce1">
            <text:p>729376.1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RETAIL (SHOPS)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63 65 Main Street Blackrock None None</text:p>
          </table:table-cell>
          <table:table-cell office:value-type="string" table:style-name="ce1">
            <text:p>Co Dublin<text:s/></text:p>
          </table:table-cell>
          <table:table-cell office:value-type="float" office:value="63" table:style-name="ce1">
            <text:p>6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7A Shamrock Place North Strand Dublin 1 None None</text:p>
          </table:table-cell>
          <table:table-cell office:value-type="float" office:value="716892.29" table:style-name="ce1">
            <text:p>716892.29</text:p>
          </table:table-cell>
          <table:table-cell office:value-type="float" office:value="735287.07" table:style-name="ce1">
            <text:p>735287.07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INDUSTRIAL USES</text:p>
          </table:table-cell>
          <table:table-cell office:value-type="date" office:date-value="2014-08-14T00:00:00" table:style-name="ce4">
            <text:p>14/08/2014</text:p>
          </table:table-cell>
          <table:table-cell office:value-type="string" table:style-name="ce1">
            <text:p>7A Shamrock Place North Strand <text:s/>None None</text:p>
          </table:table-cell>
          <table:table-cell office:value-type="string" table:style-name="ce1">
            <text:p>Dublin 1</text:p>
          </table:table-cell>
          <table:table-cell office:value-type="string" table:style-name="ce1">
            <text:p>7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 O' Connell Street Lower <text:s text:c="2"/>Dublin 1 None None None</text:p>
          </table:table-cell>
          <table:table-cell office:value-type="float" office:value="715922.45" table:style-name="ce1">
            <text:p>715922.45</text:p>
          </table:table-cell>
          <table:table-cell office:value-type="float" office:value="734472.19" table:style-name="ce1">
            <text:p>734472.19</text:p>
          </table:table-cell>
          <table:table-cell office:value-type="float" office:value="33.61" table:style-name="ce1">
            <text:p>33.61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 O' Connell Street Lower <text:s text:c="2"/>None None None</text:p>
          </table:table-cell>
          <table:table-cell office:value-type="string" table:style-name="ce1">
            <text:p>Dublin 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And Basement 102 Dorset Street Upper Dublin 1 None None</text:p>
          </table:table-cell>
          <table:table-cell office:value-type="float" office:value="715427.88" table:style-name="ce1">
            <text:p>715427.88</text:p>
          </table:table-cell>
          <table:table-cell office:value-type="float" office:value="735311.8" table:style-name="ce1">
            <text:p>735311.8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Ground Floor And Basement 102 Dorset Street Upper <text:s/>None None</text:p>
          </table:table-cell>
          <table:table-cell office:value-type="string" table:style-name="ce1">
            <text:p>Dublin 1</text:p>
          </table:table-cell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01 Rathgar Road Rathgar Dublin 6 None None</text:p>
          </table:table-cell>
          <table:table-cell office:value-type="float" office:value="715007.17" table:style-name="ce1">
            <text:p>715007.17</text:p>
          </table:table-cell>
          <table:table-cell office:value-type="float" office:value="730523.65" table:style-name="ce1">
            <text:p>730523.65</text:p>
          </table:table-cell>
          <table:table-cell office:value-type="float" office:value="19.04" table:style-name="ce1">
            <text:p>19.04</text:p>
          </table:table-cell>
          <table:table-cell office:value-type="string" table:style-name="ce1">
            <text:p>RETAIL (SHOPS)</text:p>
          </table:table-cell>
          <table:table-cell office:value-type="date" office:date-value="2014-08-14T00:00:00" table:style-name="ce4">
            <text:p>14/08/2014</text:p>
          </table:table-cell>
          <table:table-cell office:value-type="string" table:style-name="ce1">
            <text:p>101 Rathgar Road Rathgar <text:s/>None None</text:p>
          </table:table-cell>
          <table:table-cell office:value-type="string" table:style-name="ce1">
            <text:p>Dublin 6</text:p>
          </table:table-cell>
          <table:table-cell office:value-type="float" office:value="101" table:style-name="ce1">
            <text:p>10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20 Holly Road Western Industrial Estate Naas Road None None</text:p>
          </table:table-cell>
          <table:table-cell office:value-type="float" office:value="708697.53" table:style-name="ce1">
            <text:p>708697.53</text:p>
          </table:table-cell>
          <table:table-cell office:value-type="float" office:value="731473.16" table:style-name="ce1">
            <text:p>731473.16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220 Holly Road Western Industrial Estate Naas Road None None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40 Finglas Business Centre Jamestown Road Finglas None None</text:p>
          </table:table-cell>
          <table:table-cell office:value-type="float" office:value="713392.65" table:style-name="ce1">
            <text:p>713392.65</text:p>
          </table:table-cell>
          <table:table-cell office:value-type="float" office:value="739964.37" table:style-name="ce1">
            <text:p>739964.37</text:p>
          </table:table-cell>
          <table:table-cell office:value-type="float" office:value="47.74" table:style-name="ce1">
            <text:p>47.74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Unit 40 Finglas Business Centre Jamestown Road Finglas None None</text:p>
          </table:table-cell>
          <table:table-cell table:style-name="ce1"/>
          <table:table-cell office:value-type="string" table:style-name="ce1">
            <text:p>Unit 4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15 Morehampton Road Donnybrook Dublin 4 None None</text:p>
          </table:table-cell>
          <table:table-cell office:value-type="float" office:value="717298.63" table:style-name="ce1">
            <text:p>717298.63</text:p>
          </table:table-cell>
          <table:table-cell office:value-type="float" office:value="731790.78" table:style-name="ce1">
            <text:p>731790.78</text:p>
          </table:table-cell>
          <table:table-cell office:value-type="float" office:value="72.2" table:style-name="ce1">
            <text:p>72.2</text:p>
          </table:table-cell>
          <table:table-cell office:value-type="string" table:style-name="ce1">
            <text:p>NON-LIST</text:p>
          </table:table-cell>
          <table:table-cell office:value-type="date" office:date-value="2018-09-21T00:00:00" table:style-name="ce4">
            <text:p>21/09/2018</text:p>
          </table:table-cell>
          <table:table-cell office:value-type="string" table:style-name="ce1">
            <text:p>115 Morehampton Road Donnybrook <text:s/>None None</text:p>
          </table:table-cell>
          <table:table-cell office:value-type="string" table:style-name="ce1">
            <text:p>Dublin 4</text:p>
          </table:table-cell>
          <table:table-cell office:value-type="float" office:value="115" table:style-name="ce1">
            <text:p>11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5 16 Main Street Lucan Co Dublin None None</text:p>
          </table:table-cell>
          <table:table-cell office:value-type="float" office:value="703234.35" table:style-name="ce1">
            <text:p>703234.35</text:p>
          </table:table-cell>
          <table:table-cell office:value-type="float" office:value="735356.01" table:style-name="ce1">
            <text:p>735356.01</text:p>
          </table:table-cell>
          <table:table-cell office:value-type="float" office:value="6.24" table:style-name="ce1">
            <text:p>6.24</text:p>
          </table:table-cell>
          <table:table-cell office:value-type="string" table:style-name="ce1">
            <text:p>RETAIL (SHOPS)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15 16 Main Street Lucan None None</text:p>
          </table:table-cell>
          <table:table-cell office:value-type="string" table:style-name="ce1">
            <text:p>Co Dublin<text:s/>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6 Main Street Dundrum Dublin 14 None None</text:p>
          </table:table-cell>
          <table:table-cell office:value-type="float" office:value="716975.92" table:style-name="ce1">
            <text:p>716975.92</text:p>
          </table:table-cell>
          <table:table-cell office:value-type="float" office:value="728220.42" table:style-name="ce1">
            <text:p>728220.42</text:p>
          </table:table-cell>
          <table:table-cell office:value-type="float" office:value="23.06" table:style-name="ce1">
            <text:p>23.06</text:p>
          </table:table-cell>
          <table:table-cell office:value-type="string" table:style-name="ce1">
            <text:p>RETAIL (SHOPS)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6 Main Street Dundrum <text:s/>None None</text:p>
          </table:table-cell>
          <table:table-cell office:value-type="string" table:style-name="ce1">
            <text:p>Dublin 14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76 Donaghmede Shopping Centre Dublin 13 None None None</text:p>
          </table:table-cell>
          <table:table-cell office:value-type="float" office:value="722213.48" table:style-name="ce1">
            <text:p>722213.48</text:p>
          </table:table-cell>
          <table:table-cell office:value-type="float" office:value="739860.02" table:style-name="ce1">
            <text:p>739860.02</text:p>
          </table:table-cell>
          <table:table-cell office:value-type="float" office:value="53.49" table:style-name="ce1">
            <text:p>53.49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Unit 76 Donaghmede Shopping Centre <text:s/>None None None</text:p>
          </table:table-cell>
          <table:table-cell office:value-type="string" table:style-name="ce1">
            <text:p>Dublin 13</text:p>
          </table:table-cell>
          <table:table-cell office:value-type="string" table:style-name="ce1">
            <text:p>Unit 7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20 Dorset Street Upper <text:s text:c="3"/>Dublin 1 None None None</text:p>
          </table:table-cell>
          <table:table-cell office:value-type="float" office:value="715367.53" table:style-name="ce1">
            <text:p>715367.53</text:p>
          </table:table-cell>
          <table:table-cell office:value-type="float" office:value="735204.62" table:style-name="ce1">
            <text:p>735204.62</text:p>
          </table:table-cell>
          <table:table-cell office:value-type="float" office:value="21.92" table:style-name="ce1">
            <text:p>21.92</text:p>
          </table:table-cell>
          <table:table-cell office:value-type="string" table:style-name="ce1">
            <text:p>RETAIL (SHOPS)</text:p>
          </table:table-cell>
          <table:table-cell office:value-type="date" office:date-value="2014-08-21T00:00:00" table:style-name="ce4">
            <text:p>21/08/2014</text:p>
          </table:table-cell>
          <table:table-cell office:value-type="string" table:style-name="ce1">
            <text:p>120 Dorset Street Upper <text:s text:c="2"/>None None None</text:p>
          </table:table-cell>
          <table:table-cell office:value-type="string" table:style-name="ce1">
            <text:p>Dublin 1</text:p>
          </table:table-cell>
          <table:table-cell office:value-type="float" office:value="120" table:style-name="ce1">
            <text:p>12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<text:s text:c="3"/>36 Wexford Street Dublin 2 None None</text:p>
          </table:table-cell>
          <table:table-cell office:value-type="float" office:value="715487.01" table:style-name="ce1">
            <text:p>715487.01</text:p>
          </table:table-cell>
          <table:table-cell office:value-type="float" office:value="733288.52" table:style-name="ce1">
            <text:p>733288.52</text:p>
          </table:table-cell>
          <table:table-cell office:value-type="float" office:value="37.49" table:style-name="ce1">
            <text:p>37.49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Ground Floor <text:s/>36 Wexford Street <text:s/>None None</text:p>
          </table:table-cell>
          <table:table-cell office:value-type="string" table:style-name="ce1">
            <text:p>Dublin 2</text:p>
          </table:table-cell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None None None None None</text:p>
          </table:table-cell>
          <table:table-cell office:value-type="float" office:value="707329.65" table:style-name="ce1">
            <text:p>707329.65</text:p>
          </table:table-cell>
          <table:table-cell office:value-type="float" office:value="732591.65" table:style-name="ce1">
            <text:p>732591.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 CATEGORY SELECTED</text:p>
          </table:table-cell>
          <table:table-cell office:value-type="date" office:date-value="2007-12-31T00:00:00" table:style-name="ce4">
            <text:p>31/12/2007</text:p>
          </table:table-cell>
          <table:table-cell office:value-type="string" table:style-name="ce1">
            <text:p>None None None None Non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76 York Road Dun Laoghaire Co Dublin None None</text:p>
          </table:table-cell>
          <table:table-cell office:value-type="float" office:value="723826.55" table:style-name="ce1">
            <text:p>723826.55</text:p>
          </table:table-cell>
          <table:table-cell office:value-type="float" office:value="728770.32" table:style-name="ce1">
            <text:p>728770.32</text:p>
          </table:table-cell>
          <table:table-cell office:value-type="float" office:value="12.35" table:style-name="ce1">
            <text:p>12.35</text:p>
          </table:table-cell>
          <table:table-cell office:value-type="string" table:style-name="ce1">
            <text:p>RETAIL (SHOPS)</text:p>
          </table:table-cell>
          <table:table-cell office:value-type="date" office:date-value="2011-07-22T00:00:00" table:style-name="ce4">
            <text:p>22/07/2011</text:p>
          </table:table-cell>
          <table:table-cell office:value-type="string" table:style-name="ce1">
            <text:p>76 York Road Dun Laoghaire None None</text:p>
          </table:table-cell>
          <table:table-cell office:value-type="string" table:style-name="ce1">
            <text:p>Co Dublin<text:s/>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9H 1 6B Townland Of Bluebell Dublin 12 None None None</text:p>
          </table:table-cell>
          <table:table-cell office:value-type="float" office:value="710165.85" table:style-name="ce1">
            <text:p>710165.85</text:p>
          </table:table-cell>
          <table:table-cell office:value-type="float" office:value="732344.03" table:style-name="ce1">
            <text:p>732344.03</text:p>
          </table:table-cell>
          <table:table-cell office:value-type="float" office:value="104.72" table:style-name="ce1">
            <text:p>104.72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9H 1 6B Townland Of Bluebell <text:s/>None None None</text:p>
          </table:table-cell>
          <table:table-cell office:value-type="string" table:style-name="ce1">
            <text:p>Dublin 12</text:p>
          </table:table-cell>
          <table:table-cell office:value-type="string" table:style-name="ce1">
            <text:p>9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20 Priory Hall (2Nd Floor) Stillorgan Road Blackrock A94Vw58 A94Vw58</text:p>
          </table:table-cell>
          <table:table-cell office:value-type="float" office:value="719835.01" table:style-name="ce1">
            <text:p>719835.01</text:p>
          </table:table-cell>
          <table:table-cell office:value-type="float" office:value="728635.08" table:style-name="ce1">
            <text:p>728635.08</text:p>
          </table:table-cell>
          <table:table-cell office:value-type="float" office:value="54.87" table:style-name="ce1">
            <text:p>54.87</text:p>
          </table:table-cell>
          <table:table-cell office:value-type="string" table:style-name="ce1">
            <text:p>OFFICE</text:p>
          </table:table-cell>
          <table:table-cell office:value-type="date" office:date-value="2019-07-09T00:00:00" table:style-name="ce4">
            <text:p>09/07/2019</text:p>
          </table:table-cell>
          <table:table-cell office:value-type="string" table:style-name="ce1">
            <text:p>Unit 20 Priory Hall (2Nd Floor) Stillorgan Road Blackrock A94Vw58 A94Vw58</text:p>
          </table:table-cell>
          <table:table-cell table:style-name="ce1"/>
          <table:table-cell office:value-type="string" table:style-name="ce1">
            <text:p>Unit 2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hop Grd Flr Pt Basmt 18 St Andrews Street <text:s text:c="3"/>Dublin 2 None None</text:p>
          </table:table-cell>
          <table:table-cell office:value-type="float" office:value="715752.48" table:style-name="ce1">
            <text:p>715752.48</text:p>
          </table:table-cell>
          <table:table-cell office:value-type="float" office:value="734018.59" table:style-name="ce1">
            <text:p>734018.59</text:p>
          </table:table-cell>
          <table:table-cell office:value-type="float" office:value="21.58" table:style-name="ce1">
            <text:p>21.58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Shop Grd Flr Pt Basmt 18 St Andrews Street <text:s text:c="2"/>None None</text:p>
          </table:table-cell>
          <table:table-cell office:value-type="string" table:style-name="ce1">
            <text:p>Dublin 2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G12 Swords Enterprise Park Swords Co Dublin None None</text:p>
          </table:table-cell>
          <table:table-cell office:value-type="float" office:value="719411.08" table:style-name="ce1">
            <text:p>719411.08</text:p>
          </table:table-cell>
          <table:table-cell office:value-type="float" office:value="745842.36" table:style-name="ce1">
            <text:p>745842.36</text:p>
          </table:table-cell>
          <table:table-cell office:value-type="float" office:value="100.35" table:style-name="ce1">
            <text:p>100.35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Unit G12 Swords Enterprise Park Swords None None</text:p>
          </table:table-cell>
          <table:table-cell office:value-type="string" table:style-name="ce1">
            <text:p>Co Dublin<text:s/></text:p>
          </table:table-cell>
          <table:table-cell office:value-type="string" table:style-name="ce1">
            <text:p>Unit G1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2 A Block 50 Rosemount Business Park Dublin None None</text:p>
          </table:table-cell>
          <table:table-cell office:value-type="float" office:value="710291.01" table:style-name="ce1">
            <text:p>710291.01</text:p>
          </table:table-cell>
          <table:table-cell office:value-type="float" office:value="740044.46" table:style-name="ce1">
            <text:p>740044.46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12 A Block 50 Rosemount Business Park None None</text:p>
          </table:table-cell>
          <table:table-cell office:value-type="string" table:style-name="ce1">
            <text:p>Dublin<text:s/>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in Street Castleknock Dublin 15 None None</text:p>
          </table:table-cell>
          <table:table-cell office:value-type="float" office:value="708985.8" table:style-name="ce1">
            <text:p>708985.8</text:p>
          </table:table-cell>
          <table:table-cell office:value-type="float" office:value="737120.11" table:style-name="ce1">
            <text:p>737120.11</text:p>
          </table:table-cell>
          <table:table-cell office:value-type="float" office:value="57.34" table:style-name="ce1">
            <text:p>57.34</text:p>
          </table:table-cell>
          <table:table-cell office:value-type="string" table:style-name="ce1">
            <text:p>HEALTH</text:p>
          </table:table-cell>
          <table:table-cell office:value-type="date" office:date-value="2009-12-31T00:00:00" table:style-name="ce4">
            <text:p>31/12/2009</text:p>
          </table:table-cell>
          <table:table-cell office:value-type="string" table:style-name="ce1">
            <text:p>Main Street Castleknock <text:s/>None None</text:p>
          </table:table-cell>
          <table:table-cell office:value-type="string" table:style-name="ce1">
            <text:p>Dublin 1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Unit C8 Ballymount Drive Ballymount Industrial Estate Walkinstown None None</text:p>
          </table:table-cell>
          <table:table-cell office:value-type="float" office:value="710424.81" table:style-name="ce1">
            <text:p>710424.81</text:p>
          </table:table-cell>
          <table:table-cell office:value-type="float" office:value="730679.68" table:style-name="ce1">
            <text:p>730679.68</text:p>
          </table:table-cell>
          <table:table-cell office:value-type="float" office:value="25.97" table:style-name="ce1">
            <text:p>25.97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C8 Ballymount Drive Ballymount Industrial Estate Walkinstown None None</text:p>
          </table:table-cell>
          <table:table-cell table:style-name="ce1"/>
          <table:table-cell office:value-type="string" table:style-name="ce1">
            <text:p>Unit C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loors 1 0 1 2 3 57+58 Moore Street Dublin 1 None None</text:p>
          </table:table-cell>
          <table:table-cell office:value-type="float" office:value="715685.41" table:style-name="ce1">
            <text:p>715685.41</text:p>
          </table:table-cell>
          <table:table-cell office:value-type="float" office:value="734706.82" table:style-name="ce1">
            <text:p>734706.82</text:p>
          </table:table-cell>
          <table:table-cell office:value-type="float" office:value="97.76" table:style-name="ce1">
            <text:p>97.76</text:p>
          </table:table-cell>
          <table:table-cell office:value-type="string" table:style-name="ce1">
            <text:p>RETAIL (SHOPS)</text:p>
          </table:table-cell>
          <table:table-cell office:value-type="date" office:date-value="2014-08-14T00:00:00" table:style-name="ce4">
            <text:p>14/08/2014</text:p>
          </table:table-cell>
          <table:table-cell office:value-type="string" table:style-name="ce1">
            <text:p>Floors 1 0 1 2 3 57+58 Moore Street <text:s/>None None</text:p>
          </table:table-cell>
          <table:table-cell office:value-type="string" table:style-name="ce1">
            <text:p>Dublin 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2A Pavillions Shopping Centre Malahide Road (Swords) Dublin None None</text:p>
          </table:table-cell>
          <table:table-cell office:value-type="float" office:value="718286.78" table:style-name="ce1">
            <text:p>718286.78</text:p>
          </table:table-cell>
          <table:table-cell office:value-type="float" office:value="746332.71" table:style-name="ce1">
            <text:p>746332.71</text:p>
          </table:table-cell>
          <table:table-cell office:value-type="float" office:value="42.85" table:style-name="ce1">
            <text:p>42.85</text:p>
          </table:table-cell>
          <table:table-cell office:value-type="string" table:style-name="ce1">
            <text:p>RETAIL (SHOPS)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32A Pavillions Shopping Centre Malahide Road (Swords) None None</text:p>
          </table:table-cell>
          <table:table-cell office:value-type="string" table:style-name="ce1">
            <text:p>Dublin<text:s/></text:p>
          </table:table-cell>
          <table:table-cell office:value-type="string" table:style-name="ce1">
            <text:p>32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35 Fashion City M50 Business Park Ballymount None None</text:p>
          </table:table-cell>
          <table:table-cell office:value-type="float" office:value="709732.44" table:style-name="ce1">
            <text:p>709732.44</text:p>
          </table:table-cell>
          <table:table-cell office:value-type="float" office:value="729844" table:style-name="ce1">
            <text:p>729844</text:p>
          </table:table-cell>
          <table:table-cell office:value-type="float" office:value="170.66" table:style-name="ce1">
            <text:p>170.66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35 Fashion City M50 Business Park Ballymount None None</text:p>
          </table:table-cell>
          <table:table-cell table:style-name="ce1"/>
          <table:table-cell office:value-type="string" table:style-name="ce1">
            <text:p>Unit 3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37 Stillorgan Shopping Centre Kilmacud Road Lower County Dublin County Dublin<text:s/></text:p>
          </table:table-cell>
          <table:table-cell office:value-type="float" office:value="719997.17" table:style-name="ce1">
            <text:p>719997.17</text:p>
          </table:table-cell>
          <table:table-cell office:value-type="float" office:value="728078.13" table:style-name="ce1">
            <text:p>728078.13</text:p>
          </table:table-cell>
          <table:table-cell office:value-type="float" office:value="29.75" table:style-name="ce1">
            <text:p>29.75</text:p>
          </table:table-cell>
          <table:table-cell office:value-type="string" table:style-name="ce1">
            <text:p>RETAIL (SHOPS)</text:p>
          </table:table-cell>
          <table:table-cell office:value-type="date" office:date-value="2011-08-12T00:00:00" table:style-name="ce4">
            <text:p>12/08/2011</text:p>
          </table:table-cell>
          <table:table-cell office:value-type="string" table:style-name="ce1">
            <text:p>Unit 37 Stillorgan Shopping Centre Kilmacud Road Lower County<text:s text:c="2"/></text:p>
          </table:table-cell>
          <table:table-cell office:value-type="string" table:style-name="ce1">
            <text:p>Dublin County</text:p>
          </table:table-cell>
          <table:table-cell office:value-type="string" table:style-name="ce1">
            <text:p>Unit 3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43B 1 Sundrive Road Dublin 12 None None None</text:p>
          </table:table-cell>
          <table:table-cell office:value-type="float" office:value="713776.23" table:style-name="ce1">
            <text:p>713776.23</text:p>
          </table:table-cell>
          <table:table-cell office:value-type="float" office:value="731432.2" table:style-name="ce1">
            <text:p>731432.2</text:p>
          </table:table-cell>
          <table:table-cell office:value-type="float" office:value="73.84" table:style-name="ce1">
            <text:p>73.84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43B 1 Sundrive Road <text:s/>None None None</text:p>
          </table:table-cell>
          <table:table-cell office:value-type="string" table:style-name="ce1">
            <text:p>Dublin 12</text:p>
          </table:table-cell>
          <table:table-cell office:value-type="string" table:style-name="ce1">
            <text:p>43B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5B Willsborough Industrial Estate Clonshaugh Dublin 17 None None</text:p>
          </table:table-cell>
          <table:table-cell office:value-type="float" office:value="718365.75" table:style-name="ce1">
            <text:p>718365.75</text:p>
          </table:table-cell>
          <table:table-cell office:value-type="float" office:value="741116.77" table:style-name="ce1">
            <text:p>741116.77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25B Willsborough Industrial Estate Clonshaugh <text:s/>None None</text:p>
          </table:table-cell>
          <table:table-cell office:value-type="string" table:style-name="ce1">
            <text:p>Dublin 17</text:p>
          </table:table-cell>
          <table:table-cell office:value-type="string" table:style-name="ce1">
            <text:p>25B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67 Dame Street Dublin 2 None None None</text:p>
          </table:table-cell>
          <table:table-cell office:value-type="float" office:value="715488.53" table:style-name="ce1">
            <text:p>715488.53</text:p>
          </table:table-cell>
          <table:table-cell office:value-type="float" office:value="734078.28" table:style-name="ce1">
            <text:p>734078.28</text:p>
          </table:table-cell>
          <table:table-cell office:value-type="float" office:value="9.18" table:style-name="ce1">
            <text:p>9.18</text:p>
          </table:table-cell>
          <table:table-cell office:value-type="string" table:style-name="ce1">
            <text:p>RETAIL (SHOPS)</text:p>
          </table:table-cell>
          <table:table-cell office:value-type="date" office:date-value="2014-08-14T00:00:00" table:style-name="ce4">
            <text:p>14/08/2014</text:p>
          </table:table-cell>
          <table:table-cell office:value-type="string" table:style-name="ce1">
            <text:p>Ground Floor 67 Dame Street <text:s/>None None None</text:p>
          </table:table-cell>
          <table:table-cell office:value-type="string" table:style-name="ce1">
            <text:p>Dublin 2</text:p>
          </table:table-cell>
          <table:table-cell office:value-type="float" office:value="67" table:style-name="ce1">
            <text:p>6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Aer Lingus Car Parks(All) Dublin Airport None None None</text:p>
          </table:table-cell>
          <table:table-cell office:value-type="float" office:value="717519.16" table:style-name="ce1">
            <text:p>717519.16</text:p>
          </table:table-cell>
          <table:table-cell office:value-type="float" office:value="743539.29" table:style-name="ce1">
            <text:p>743539.29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MISCELLANEOUS</text:p>
          </table:table-cell>
          <table:table-cell office:value-type="date" office:date-value="2010-07-29T00:00:00" table:style-name="ce4">
            <text:p>29/07/2010</text:p>
          </table:table-cell>
          <table:table-cell office:value-type="string" table:style-name="ce1">
            <text:p>Aer Lingus Car Parks(All) Airport None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Unit 132 Level 1 The Square Town Centre Tallaght None None</text:p>
          </table:table-cell>
          <table:table-cell office:value-type="float" office:value="708568.47" table:style-name="ce1">
            <text:p>708568.47</text:p>
          </table:table-cell>
          <table:table-cell office:value-type="float" office:value="727490.25" table:style-name="ce1">
            <text:p>727490.25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RETAIL (SHOPS)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132 Level 1 The Square Town Centre Tallaght None None</text:p>
          </table:table-cell>
          <table:table-cell table:style-name="ce1"/>
          <table:table-cell office:value-type="string" table:style-name="ce1">
            <text:p>Unit 13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8B Mulcahy Keane Industrial Estate Greenhills Road None None</text:p>
          </table:table-cell>
          <table:table-cell office:value-type="float" office:value="711114.2" table:style-name="ce1">
            <text:p>711114.2</text:p>
          </table:table-cell>
          <table:table-cell office:value-type="float" office:value="730732.39" table:style-name="ce1">
            <text:p>730732.39</text:p>
          </table:table-cell>
          <table:table-cell office:value-type="float" office:value="92.95" table:style-name="ce1">
            <text:p>92.95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8B Mulcahy Keane Industrial Estate Greenhills Road None None</text:p>
          </table:table-cell>
          <table:table-cell table:style-name="ce1"/>
          <table:table-cell office:value-type="string" table:style-name="ce1">
            <text:p>Unit 8B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45A Francis Street Dublin 8 None None None</text:p>
          </table:table-cell>
          <table:table-cell office:value-type="float" office:value="714920.65" table:style-name="ce1">
            <text:p>714920.65</text:p>
          </table:table-cell>
          <table:table-cell office:value-type="float" office:value="733689.24" table:style-name="ce1">
            <text:p>733689.24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45A Francis Street <text:s/>None None None</text:p>
          </table:table-cell>
          <table:table-cell office:value-type="string" table:style-name="ce1">
            <text:p>Dublin 8</text:p>
          </table:table-cell>
          <table:table-cell office:value-type="string" table:style-name="ce1">
            <text:p>45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C1 (Ground Floor) Westland Park Willow Road (Off Nangor Road) Dublin 12 Dublin 12</text:p>
          </table:table-cell>
          <table:table-cell office:value-type="float" office:value="709039.81" table:style-name="ce1">
            <text:p>709039.81</text:p>
          </table:table-cell>
          <table:table-cell office:value-type="float" office:value="731873.88" table:style-name="ce1">
            <text:p>731873.88</text:p>
          </table:table-cell>
          <table:table-cell office:value-type="float" office:value="447.95" table:style-name="ce1">
            <text:p>447.95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C1 (Ground Floor) Westland Park Willow Road (Off Nangor Road)<text:s text:c="2"/></text:p>
          </table:table-cell>
          <table:table-cell office:value-type="string" table:style-name="ce1">
            <text:p>Dublin 12</text:p>
          </table:table-cell>
          <table:table-cell office:value-type="string" table:style-name="ce1">
            <text:p>Unit C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705 Kilshane Drive Northwest Business Park Dublin None None</text:p>
          </table:table-cell>
          <table:table-cell office:value-type="float" office:value="710020.6" table:style-name="ce1">
            <text:p>710020.6</text:p>
          </table:table-cell>
          <table:table-cell office:value-type="float" office:value="741854.91" table:style-name="ce1">
            <text:p>741854.9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705 Kilshane Drive Northwest Business Park None None</text:p>
          </table:table-cell>
          <table:table-cell office:value-type="string" table:style-name="ce1">
            <text:p>Dublin<text:s/></text:p>
          </table:table-cell>
          <table:table-cell office:value-type="float" office:value="705" table:style-name="ce1">
            <text:p>70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d And Basement 17 Dame St <text:s text:c="6"/>Dublin 2 <text:s text:c="10"/>None None None</text:p>
          </table:table-cell>
          <table:table-cell office:value-type="float" office:value="715526.23" table:style-name="ce1">
            <text:p>715526.23</text:p>
          </table:table-cell>
          <table:table-cell office:value-type="float" office:value="734045.96" table:style-name="ce1">
            <text:p>734045.96</text:p>
          </table:table-cell>
          <table:table-cell office:value-type="float" office:value="17.920000000000002" table:style-name="ce1">
            <text:p>17.92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Gd And Basement 17 Dame St <text:s text:c="9"/>None None None</text:p>
          </table:table-cell>
          <table:table-cell office:value-type="string" table:style-name="ce1">
            <text:p>Dublin 2</text:p>
          </table:table-cell>
          <table:table-cell office:value-type="float" office:value="17" table:style-name="ce1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lock 612 Jordanstown Rd Greenogue Business Park Newcastle None None</text:p>
          </table:table-cell>
          <table:table-cell office:value-type="float" office:value="702419.81" table:style-name="ce1">
            <text:p>702419.81</text:p>
          </table:table-cell>
          <table:table-cell office:value-type="float" office:value="728651.62" table:style-name="ce1">
            <text:p>728651.62</text:p>
          </table:table-cell>
          <table:table-cell office:value-type="float" office:value="43.2" table:style-name="ce1">
            <text:p>43.2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Block 612 Jordanstown Rd Greenogue Business Park Newcastle None None</text:p>
          </table:table-cell>
          <table:table-cell table:style-name="ce1"/>
          <table:table-cell office:value-type="string" table:style-name="ce1">
            <text:p>Block 61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18 Block 503C Greenogue Business Park Newcastle</text:p>
          </table:table-cell>
          <table:table-cell office:value-type="float" office:value="701699.45" table:style-name="ce1">
            <text:p>701699.45</text:p>
          </table:table-cell>
          <table:table-cell office:value-type="float" office:value="728247.11" table:style-name="ce1">
            <text:p>728247.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18 Block 503C Greenogue Business Park Newcastle</text:p>
          </table:table-cell>
          <table:table-cell table:style-name="ce1"/>
          <table:table-cell office:value-type="string" table:style-name="ce1">
            <text:p>Unit 1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9 31 Bessborough Avenue North Strand Dublin 3 None None</text:p>
          </table:table-cell>
          <table:table-cell office:value-type="float" office:value="717091.11" table:style-name="ce1">
            <text:p>717091.11</text:p>
          </table:table-cell>
          <table:table-cell office:value-type="float" office:value="735483.12" table:style-name="ce1">
            <text:p>735483.12</text:p>
          </table:table-cell>
          <table:table-cell office:value-type="float" office:value="208.03" table:style-name="ce1">
            <text:p>208.03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29 31 Bessborough Avenue North Strand <text:s/>None None</text:p>
          </table:table-cell>
          <table:table-cell office:value-type="string" table:style-name="ce1">
            <text:p>Dublin 3</text:p>
          </table:table-cell>
          <table:table-cell office:value-type="float" office:value="29" table:style-name="ce1">
            <text:p>2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95D Sallynoggin Road Dun Laoghaire Co Dublin None None</text:p>
          </table:table-cell>
          <table:table-cell office:value-type="float" office:value="723959.19" table:style-name="ce1">
            <text:p>723959.19</text:p>
          </table:table-cell>
          <table:table-cell office:value-type="float" office:value="726858.03" table:style-name="ce1">
            <text:p>726858.0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ETAIL (SHOPS)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95D Sallynoggin Road Dun Laoghaire None None</text:p>
          </table:table-cell>
          <table:table-cell office:value-type="string" table:style-name="ce1">
            <text:p>Co Dublin<text:s/></text:p>
          </table:table-cell>
          <table:table-cell office:value-type="string" table:style-name="ce1">
            <text:p>95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And Basement 17 South Great George'S Street Dublin 2 None None</text:p>
          </table:table-cell>
          <table:table-cell office:value-type="float" office:value="715592.01" table:style-name="ce1">
            <text:p>715592.01</text:p>
          </table:table-cell>
          <table:table-cell office:value-type="float" office:value="733924.12" table:style-name="ce1">
            <text:p>733924.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Ground Floor And Basement 17 South Great George'S Street <text:s/>None None</text:p>
          </table:table-cell>
          <table:table-cell office:value-type="string" table:style-name="ce1">
            <text:p>Dublin 2</text:p>
          </table:table-cell>
          <table:table-cell office:value-type="float" office:value="17" table:style-name="ce1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ear 25 Marino Mart Fairview <text:s text:c="9"/>Dublin 3 None None</text:p>
          </table:table-cell>
          <table:table-cell office:value-type="float" office:value="717769.06" table:style-name="ce1">
            <text:p>717769.06</text:p>
          </table:table-cell>
          <table:table-cell office:value-type="float" office:value="736377.13" table:style-name="ce1">
            <text:p>736377.13</text:p>
          </table:table-cell>
          <table:table-cell office:value-type="float" office:value="43.9" table:style-name="ce1">
            <text:p>43.9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Rear 25 Marino Mart Fairview <text:s text:c="5"/>None None</text:p>
          </table:table-cell>
          <table:table-cell office:value-type="string" table:style-name="ce1">
            <text:p>Dublin 3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C 2Nd Floor Apex Business Centre Blackthorn Road Dublin 18 Dublin 18</text:p>
          </table:table-cell>
          <table:table-cell office:value-type="float" office:value="718870.13" table:style-name="ce1">
            <text:p>718870.13</text:p>
          </table:table-cell>
          <table:table-cell office:value-type="float" office:value="726639.15" table:style-name="ce1">
            <text:p>726639.15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OFFICE</text:p>
          </table:table-cell>
          <table:table-cell office:value-type="date" office:date-value="2011-06-29T00:00:00" table:style-name="ce4">
            <text:p>29/06/2011</text:p>
          </table:table-cell>
          <table:table-cell office:value-type="string" table:style-name="ce1">
            <text:p>Unit C 2Nd Floor Apex Business Centre Blackthorn Road<text:s text:c="2"/></text:p>
          </table:table-cell>
          <table:table-cell office:value-type="string" table:style-name="ce1">
            <text:p>Dublin 18</text:p>
          </table:table-cell>
          <table:table-cell office:value-type="string" table:style-name="ce1">
            <text:p>2Nd Floor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59 61 Dublin Street Dublin Co Dublin None None</text:p>
          </table:table-cell>
          <table:table-cell office:value-type="float" office:value="720174.91" table:style-name="ce1">
            <text:p>720174.91</text:p>
          </table:table-cell>
          <table:table-cell office:value-type="float" office:value="763316.57" table:style-name="ce1">
            <text:p>763316.57</text:p>
          </table:table-cell>
          <table:table-cell office:value-type="float" office:value="67.099999999999994" table:style-name="ce1">
            <text:p>67.1</text:p>
          </table:table-cell>
          <table:table-cell office:value-type="string" table:style-name="ce1">
            <text:p>RETAIL (SHOPS)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59 61 Street None None</text:p>
          </table:table-cell>
          <table:table-cell office:value-type="string" table:style-name="ce1">
            <text:p>Dublin<text:s/></text:p>
          </table:table-cell>
          <table:table-cell office:value-type="float" office:value="59" table:style-name="ce1">
            <text:p>59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0A Sandycove Road Sandycove County Dublin None None</text:p>
          </table:table-cell>
          <table:table-cell office:value-type="float" office:value="725621.85" table:style-name="ce1">
            <text:p>725621.85</text:p>
          </table:table-cell>
          <table:table-cell office:value-type="float" office:value="727823.08" table:style-name="ce1">
            <text:p>727823.08</text:p>
          </table:table-cell>
          <table:table-cell office:value-type="float" office:value="32.200000000000003" table:style-name="ce1">
            <text:p>32.2</text:p>
          </table:table-cell>
          <table:table-cell office:value-type="string" table:style-name="ce1">
            <text:p>RETAIL (SHOPS)</text:p>
          </table:table-cell>
          <table:table-cell office:value-type="date" office:date-value="2012-06-05T00:00:00" table:style-name="ce4">
            <text:p>05/06/2012</text:p>
          </table:table-cell>
          <table:table-cell office:value-type="string" table:style-name="ce1">
            <text:p>30A Sandycove Road Sandycove County None None</text:p>
          </table:table-cell>
          <table:table-cell office:value-type="string" table:style-name="ce1">
            <text:p>Dublin<text:s/></text:p>
          </table:table-cell>
          <table:table-cell office:value-type="string" table:style-name="ce1">
            <text:p>30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3A Howth Junction Business Park Howth Junction Business Park None None</text:p>
          </table:table-cell>
          <table:table-cell office:value-type="float" office:value="722751.02" table:style-name="ce1">
            <text:p>722751.02</text:p>
          </table:table-cell>
          <table:table-cell office:value-type="float" office:value="739361.6" table:style-name="ce1">
            <text:p>739361.6</text:p>
          </table:table-cell>
          <table:table-cell office:value-type="float" office:value="65.2" table:style-name="ce1">
            <text:p>65.2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Unit 3A Howth Junction Business Park Howth Junction Business Park None None</text:p>
          </table:table-cell>
          <table:table-cell table:style-name="ce1"/>
          <table:table-cell office:value-type="string" table:style-name="ce1">
            <text:p>Unit 3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05 Grange Way Baldoyle Industrial Estate Dublin None None</text:p>
          </table:table-cell>
          <table:table-cell office:value-type="float" office:value="723358.82" table:style-name="ce1">
            <text:p>723358.82</text:p>
          </table:table-cell>
          <table:table-cell office:value-type="float" office:value="739616.15" table:style-name="ce1">
            <text:p>739616.15</text:p>
          </table:table-cell>
          <table:table-cell office:value-type="float" office:value="2029.75" table:style-name="ce1">
            <text:p>2029.75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105 Grange Way Baldoyle Industrial Estate None None</text:p>
          </table:table-cell>
          <table:table-cell office:value-type="string" table:style-name="ce1">
            <text:p>Dublin<text:s/></text:p>
          </table:table-cell>
          <table:table-cell office:value-type="float" office:value="105" table:style-name="ce1">
            <text:p>10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0 Fancourt (Balbriggan) Dublin Co Dublin None None</text:p>
          </table:table-cell>
          <table:table-cell office:value-type="float" office:value="721020.48" table:style-name="ce1">
            <text:p>721020.48</text:p>
          </table:table-cell>
          <table:table-cell office:value-type="float" office:value="763449.3" table:style-name="ce1">
            <text:p>763449.3</text:p>
          </table:table-cell>
          <table:table-cell office:value-type="float" office:value="233.39" table:style-name="ce1">
            <text:p>233.39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0 Fancourt (Balbriggan) None None</text:p>
          </table:table-cell>
          <table:table-cell office:value-type="string" table:style-name="ce1">
            <text:p>Co Dublin<text:s/>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F Trinity Central Pearse Street None None</text:p>
          </table:table-cell>
          <table:table-cell office:value-type="float" office:value="716754.19" table:style-name="ce1">
            <text:p>716754.19</text:p>
          </table:table-cell>
          <table:table-cell office:value-type="float" office:value="734007.38" table:style-name="ce1">
            <text:p>734007.38</text:p>
          </table:table-cell>
          <table:table-cell office:value-type="float" office:value="138.51" table:style-name="ce1">
            <text:p>138.51</text:p>
          </table:table-cell>
          <table:table-cell office:value-type="string" table:style-name="ce1">
            <text:p>RETAIL (SHOPS)</text:p>
          </table:table-cell>
          <table:table-cell office:value-type="date" office:date-value="2016-01-20T00:00:00" table:style-name="ce4">
            <text:p>20/01/2016</text:p>
          </table:table-cell>
          <table:table-cell office:value-type="string" table:style-name="ce1">
            <text:p>Unit F Trinity Central Pearse Street None Non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53 Rathgar Avenue Rathgar Dublin 6 None None</text:p>
          </table:table-cell>
          <table:table-cell office:value-type="float" office:value="714669.23" table:style-name="ce1">
            <text:p>714669.23</text:p>
          </table:table-cell>
          <table:table-cell office:value-type="float" office:value="731159.18" table:style-name="ce1">
            <text:p>731159.18</text:p>
          </table:table-cell>
          <table:table-cell office:value-type="float" office:value="16.47" table:style-name="ce1">
            <text:p>16.47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53 Rathgar Avenue Rathgar <text:s/>None None</text:p>
          </table:table-cell>
          <table:table-cell office:value-type="string" table:style-name="ce1">
            <text:p>Dublin 6</text:p>
          </table:table-cell>
          <table:table-cell office:value-type="float" office:value="53" table:style-name="ce1">
            <text:p>5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5 Block 42 Rosemount Business Park Dublin None None</text:p>
          </table:table-cell>
          <table:table-cell office:value-type="float" office:value="709835.48" table:style-name="ce1">
            <text:p>709835.48</text:p>
          </table:table-cell>
          <table:table-cell office:value-type="float" office:value="739952.22" table:style-name="ce1">
            <text:p>739952.22</text:p>
          </table:table-cell>
          <table:table-cell office:value-type="float" office:value="84.22" table:style-name="ce1">
            <text:p>84.22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5 Block 42 Rosemount Business Park None None</text:p>
          </table:table-cell>
          <table:table-cell office:value-type="string" table:style-name="ce1">
            <text:p>Dublin<text:s/>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amastown Way Damastown Industrial Park Dublin None None</text:p>
          </table:table-cell>
          <table:table-cell office:value-type="float" office:value="705918.14" table:style-name="ce1">
            <text:p>705918.14</text:p>
          </table:table-cell>
          <table:table-cell office:value-type="float" office:value="741393.67" table:style-name="ce1">
            <text:p>741393.67</text:p>
          </table:table-cell>
          <table:table-cell office:value-type="float" office:value="260.2" table:style-name="ce1">
            <text:p>260.2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Damastown Way Damastown Industrial Park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1 Block A Tyrrelstown Town Centre Dublin Co Dublin None None</text:p>
          </table:table-cell>
          <table:table-cell office:value-type="float" office:value="707382.61" table:style-name="ce1">
            <text:p>707382.61</text:p>
          </table:table-cell>
          <table:table-cell office:value-type="float" office:value="742324.7" table:style-name="ce1">
            <text:p>742324.7</text:p>
          </table:table-cell>
          <table:table-cell office:value-type="float" office:value="247.02" table:style-name="ce1">
            <text:p>247.02</text:p>
          </table:table-cell>
          <table:table-cell office:value-type="string" table:style-name="ce1">
            <text:p>MISCELLANEOU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1 Block A Tyrrelstown Town Centre None None</text:p>
          </table:table-cell>
          <table:table-cell office:value-type="string" table:style-name="ce1">
            <text:p>Co Dublin<text:s/>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A Kilbarrack Industrial Estate Dublin Co Dublin None None</text:p>
          </table:table-cell>
          <table:table-cell office:value-type="float" office:value="723032.1" table:style-name="ce1">
            <text:p>723032.1</text:p>
          </table:table-cell>
          <table:table-cell office:value-type="float" office:value="739539.91" table:style-name="ce1">
            <text:p>739539.9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3A Kilbarrack Industrial Estate None None</text:p>
          </table:table-cell>
          <table:table-cell office:value-type="string" table:style-name="ce1">
            <text:p>Co Dublin<text:s/></text:p>
          </table:table-cell>
          <table:table-cell office:value-type="string" table:style-name="ce1">
            <text:p>3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7A Arran Quay <text:s text:c="7"/>Dublin 7 None None None</text:p>
          </table:table-cell>
          <table:table-cell office:value-type="float" office:value="714555.48" table:style-name="ce1">
            <text:p>714555.48</text:p>
          </table:table-cell>
          <table:table-cell office:value-type="float" office:value="734318.31" table:style-name="ce1">
            <text:p>734318.31</text:p>
          </table:table-cell>
          <table:table-cell office:value-type="float" office:value="23.08" table:style-name="ce1">
            <text:p>23.08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37A Arran Quay <text:s text:c="4"/>None None None</text:p>
          </table:table-cell>
          <table:table-cell office:value-type="string" table:style-name="ce1">
            <text:p>Dublin 7</text:p>
          </table:table-cell>
          <table:table-cell office:value-type="string" table:style-name="ce1">
            <text:p>37A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4 Portside Business Centre <text:s/>East Wall Road <text:s text:c="6"/>Dublin 3 <text:s text:c="2"/>None None</text:p>
          </table:table-cell>
          <table:table-cell office:value-type="float" office:value="717762.26" table:style-name="ce1">
            <text:p>717762.26</text:p>
          </table:table-cell>
          <table:table-cell office:value-type="float" office:value="735538.41" table:style-name="ce1">
            <text:p>735538.41</text:p>
          </table:table-cell>
          <table:table-cell office:value-type="float" office:value="29.7" table:style-name="ce1">
            <text:p>29.7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Unit 4 Portside Business Centre East Wall Road <text:s text:c="5"/>None None</text:p>
          </table:table-cell>
          <table:table-cell office:value-type="string" table:style-name="ce1">
            <text:p>Dublin 3</text:p>
          </table:table-cell>
          <table:table-cell office:value-type="string" table:style-name="ce1">
            <text:p>Unit 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M3 Greenogue Business Park Rathcoole None None</text:p>
          </table:table-cell>
          <table:table-cell office:value-type="float" office:value="701317.82" table:style-name="ce1">
            <text:p>701317.82</text:p>
          </table:table-cell>
          <table:table-cell office:value-type="float" office:value="728685.39" table:style-name="ce1">
            <text:p>728685.39</text:p>
          </table:table-cell>
          <table:table-cell office:value-type="float" office:value="101.6" table:style-name="ce1">
            <text:p>101.6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M3 Greenogue Business Park Rathcoole None None</text:p>
          </table:table-cell>
          <table:table-cell table:style-name="ce1"/>
          <table:table-cell office:value-type="string" table:style-name="ce1">
            <text:p>Unit M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amastown Way Damastown Industrial Park Dublin None None</text:p>
          </table:table-cell>
          <table:table-cell office:value-type="float" office:value="705904.91" table:style-name="ce1">
            <text:p>705904.91</text:p>
          </table:table-cell>
          <table:table-cell office:value-type="float" office:value="741064.81" table:style-name="ce1">
            <text:p>741064.81</text:p>
          </table:table-cell>
          <table:table-cell office:value-type="float" office:value="338.71" table:style-name="ce1">
            <text:p>338.71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Damastown Way Damastown Industrial Park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11 Irishtown Road Dublin 4 None None None</text:p>
          </table:table-cell>
          <table:table-cell office:value-type="float" office:value="718247.02" table:style-name="ce1">
            <text:p>718247.02</text:p>
          </table:table-cell>
          <table:table-cell office:value-type="float" office:value="733679.54" table:style-name="ce1">
            <text:p>733679.54</text:p>
          </table:table-cell>
          <table:table-cell office:value-type="float" office:value="19.95" table:style-name="ce1">
            <text:p>19.95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1 Irishtown Road <text:s/>None None None</text:p>
          </table:table-cell>
          <table:table-cell office:value-type="string" table:style-name="ce1">
            <text:p>Dublin 4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Wella (Irleland) Ltd Unit 4 Deansgrange Industrial Estate Co Dublin Co Dublin</text:p>
          </table:table-cell>
          <table:table-cell office:value-type="float" office:value="722727.47" table:style-name="ce1">
            <text:p>722727.47</text:p>
          </table:table-cell>
          <table:table-cell office:value-type="float" office:value="727039.63" table:style-name="ce1">
            <text:p>727039.63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INDUSTRIAL USES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Wella (Irleland) Ltd Unit 4 Deansgrange Industrial Estate<text:s/></text:p>
          </table:table-cell>
          <table:table-cell office:value-type="string" table:style-name="ce1">
            <text:p>Co Dublin</text:p>
          </table:table-cell>
          <table:table-cell office:value-type="string" table:style-name="ce1">
            <text:p>Unit 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ound Floor 1 St Agnes Road Crumlin None None</text:p>
          </table:table-cell>
          <table:table-cell office:value-type="float" office:value="712104.12" table:style-name="ce1">
            <text:p>712104.12</text:p>
          </table:table-cell>
          <table:table-cell office:value-type="float" office:value="731375.87" table:style-name="ce1">
            <text:p>731375.87</text:p>
          </table:table-cell>
          <table:table-cell office:value-type="float" office:value="20.79" table:style-name="ce1">
            <text:p>20.79</text:p>
          </table:table-cell>
          <table:table-cell office:value-type="string" table:style-name="ce1">
            <text:p>RETAIL (SHOPS)</text:p>
          </table:table-cell>
          <table:table-cell office:value-type="date" office:date-value="2015-06-19T00:00:00" table:style-name="ce4">
            <text:p>19/06/2015</text:p>
          </table:table-cell>
          <table:table-cell office:value-type="string" table:style-name="ce1">
            <text:p>Ground Floor 1 St Agnes Road Crumlin None No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37J Milltown Road Dublin 6 None None None</text:p>
          </table:table-cell>
          <table:table-cell office:value-type="float" office:value="716838.71" table:style-name="ce1">
            <text:p>716838.71</text:p>
          </table:table-cell>
          <table:table-cell office:value-type="float" office:value="730698.39" table:style-name="ce1">
            <text:p>730698.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SCELLANEOU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37J Milltown Road <text:s/>None None None</text:p>
          </table:table-cell>
          <table:table-cell office:value-type="string" table:style-name="ce1">
            <text:p>Dublin 6</text:p>
          </table:table-cell>
          <table:table-cell office:value-type="string" table:style-name="ce1">
            <text:p>137J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6 Parliment Street Dublin 2 None None None</text:p>
          </table:table-cell>
          <table:table-cell office:value-type="float" office:value="715343.93" table:style-name="ce1">
            <text:p>715343.93</text:p>
          </table:table-cell>
          <table:table-cell office:value-type="float" office:value="734148.79" table:style-name="ce1">
            <text:p>734148.79</text:p>
          </table:table-cell>
          <table:table-cell office:value-type="float" office:value="51.4" table:style-name="ce1">
            <text:p>51.4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36 Parliment Street <text:s/>None None None</text:p>
          </table:table-cell>
          <table:table-cell office:value-type="string" table:style-name="ce1">
            <text:p>Dublin 2</text:p>
          </table:table-cell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62 Baggot Lane Dublin 4 None None None</text:p>
          </table:table-cell>
          <table:table-cell office:value-type="float" office:value="717267.5" table:style-name="ce1">
            <text:p>717267.5</text:p>
          </table:table-cell>
          <table:table-cell office:value-type="float" office:value="732829.94" table:style-name="ce1">
            <text:p>732829.94</text:p>
          </table:table-cell>
          <table:table-cell office:value-type="float" office:value="125.68" table:style-name="ce1">
            <text:p>125.68</text:p>
          </table:table-cell>
          <table:table-cell office:value-type="string" table:style-name="ce1">
            <text:p>NO CATEGORY SELECTED</text:p>
          </table:table-cell>
          <table:table-cell office:value-type="date" office:date-value="2018-05-21T00:00:00" table:style-name="ce4">
            <text:p>21/05/2018</text:p>
          </table:table-cell>
          <table:table-cell office:value-type="string" table:style-name="ce1">
            <text:p>62 Baggot Lane <text:s/>None None None</text:p>
          </table:table-cell>
          <table:table-cell office:value-type="string" table:style-name="ce1">
            <text:p>Dublin 4</text:p>
          </table:table-cell>
          <table:table-cell office:value-type="float" office:value="62" table:style-name="ce1">
            <text:p>6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4 Clanbrassil Street Upper Dublin 8 None None None</text:p>
          </table:table-cell>
          <table:table-cell office:value-type="float" office:value="714850.77" table:style-name="ce1">
            <text:p>714850.77</text:p>
          </table:table-cell>
          <table:table-cell office:value-type="float" office:value="732607.5" table:style-name="ce1">
            <text:p>732607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SCELLANEOU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4 Clanbrassil Street Upper <text:s/>None None None</text:p>
          </table:table-cell>
          <table:table-cell office:value-type="string" table:style-name="ce1">
            <text:p>Dublin 8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nocknagin Road (Balbriggan) Dublin Co Dublin None None</text:p>
          </table:table-cell>
          <table:table-cell office:value-type="float" office:value="717373.2" table:style-name="ce1">
            <text:p>717373.2</text:p>
          </table:table-cell>
          <table:table-cell office:value-type="float" office:value="765482.97" table:style-name="ce1">
            <text:p>765482.97</text:p>
          </table:table-cell>
          <table:table-cell office:value-type="float" office:value="434.35" table:style-name="ce1">
            <text:p>434.35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Knocknagin Road (Balbriggan) None None</text:p>
          </table:table-cell>
          <table:table-cell office:value-type="string" table:style-name="ce1">
            <text:p>Co 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454 Blanchardstown Centre External Blanchardstown Road South Dublin None None</text:p>
          </table:table-cell>
          <table:table-cell office:value-type="float" office:value="706774.33" table:style-name="ce1">
            <text:p>706774.33</text:p>
          </table:table-cell>
          <table:table-cell office:value-type="float" office:value="739258.22" table:style-name="ce1">
            <text:p>739258.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ETAIL (SHOPS)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454 Blanchardstown Centre External Blanchardstown Road South None None</text:p>
          </table:table-cell>
          <table:table-cell office:value-type="string" table:style-name="ce1">
            <text:p>Dublin<text:s/></text:p>
          </table:table-cell>
          <table:table-cell office:value-type="float" office:value="454" table:style-name="ce1">
            <text:p>45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2 Lavery Avenue Park West Industrial Park Nangor Road None None</text:p>
          </table:table-cell>
          <table:table-cell office:value-type="float" office:value="708888.68" table:style-name="ce1">
            <text:p>708888.68</text:p>
          </table:table-cell>
          <table:table-cell office:value-type="float" office:value="732669.75" table:style-name="ce1">
            <text:p>732669.75</text:p>
          </table:table-cell>
          <table:table-cell office:value-type="float" office:value="326.04000000000002" table:style-name="ce1">
            <text:p>326.04</text:p>
          </table:table-cell>
          <table:table-cell office:value-type="string" table:style-name="ce1">
            <text:p>INDUSTRIAL USES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32 Lavery Avenue Park West Industrial Park Nangor Road None Non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2 Furry Park Industrial Estate Swords Road Dublin None None</text:p>
          </table:table-cell>
          <table:table-cell office:value-type="float" office:value="716694.94" table:style-name="ce1">
            <text:p>716694.94</text:p>
          </table:table-cell>
          <table:table-cell office:value-type="float" office:value="740988.15" table:style-name="ce1">
            <text:p>740988.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C2 Furry Park Industrial Estate Swords Road None None</text:p>
          </table:table-cell>
          <table:table-cell office:value-type="string" table:style-name="ce1">
            <text:p>Dublin<text:s/></text:p>
          </table:table-cell>
          <table:table-cell office:value-type="string" table:style-name="ce1">
            <text:p>C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 Main Street (Blanchardstown) Dublin Co Dublin None None</text:p>
          </table:table-cell>
          <table:table-cell office:value-type="float" office:value="708204.33" table:style-name="ce1">
            <text:p>708204.33</text:p>
          </table:table-cell>
          <table:table-cell office:value-type="float" office:value="738526.71999999997" table:style-name="ce1">
            <text:p>738526.72</text:p>
          </table:table-cell>
          <table:table-cell office:value-type="float" office:value="35.380000000000003" table:style-name="ce1">
            <text:p>35.38</text:p>
          </table:table-cell>
          <table:table-cell office:value-type="string" table:style-name="ce1">
            <text:p>RETAIL (SHOPS)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2 Main Street (Blanchardstown) None None</text:p>
          </table:table-cell>
          <table:table-cell office:value-type="string" table:style-name="ce1">
            <text:p>Co Dublin<text:s/>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amastown Way Damastown Industrial Park Dublin None None</text:p>
          </table:table-cell>
          <table:table-cell office:value-type="float" office:value="705922.58" table:style-name="ce1">
            <text:p>705922.58</text:p>
          </table:table-cell>
          <table:table-cell office:value-type="float" office:value="741154.64" table:style-name="ce1">
            <text:p>741154.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Damastown Way Damastown Industrial Park None None</text:p>
          </table:table-cell>
          <table:table-cell office:value-type="string" table:style-name="ce1">
            <text:p>Dublin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Unit 37 Airton Terrace Airton Road Tallaght None None</text:p>
          </table:table-cell>
          <table:table-cell office:value-type="float" office:value="709055.24" table:style-name="ce1">
            <text:p>709055.24</text:p>
          </table:table-cell>
          <table:table-cell office:value-type="float" office:value="728308.65" table:style-name="ce1">
            <text:p>728308.65</text:p>
          </table:table-cell>
          <table:table-cell office:value-type="float" office:value="389.8" table:style-name="ce1">
            <text:p>389.8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Unit 37 Airton Terrace Airton Road Tallaght None None</text:p>
          </table:table-cell>
          <table:table-cell table:style-name="ce1"/>
          <table:table-cell office:value-type="string" table:style-name="ce1">
            <text:p>Unit 3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32B Church Road East Wall Dublin 3 None None</text:p>
          </table:table-cell>
          <table:table-cell office:value-type="float" office:value="717535.96" table:style-name="ce1">
            <text:p>717535.96</text:p>
          </table:table-cell>
          <table:table-cell office:value-type="float" office:value="734966.8" table:style-name="ce1">
            <text:p>734966.8</text:p>
          </table:table-cell>
          <table:table-cell office:value-type="float" office:value="2.91" table:style-name="ce1">
            <text:p>2.91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32B Church Road East Wall <text:s/>None None</text:p>
          </table:table-cell>
          <table:table-cell office:value-type="string" table:style-name="ce1">
            <text:p>Dublin 3</text:p>
          </table:table-cell>
          <table:table-cell office:value-type="string" table:style-name="ce1">
            <text:p>32B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8 Coolock Village Shopping Centre Beechpark Avenue Coolock None None</text:p>
          </table:table-cell>
          <table:table-cell office:value-type="float" office:value="719673.59" table:style-name="ce1">
            <text:p>719673.59</text:p>
          </table:table-cell>
          <table:table-cell office:value-type="float" office:value="739236.96" table:style-name="ce1">
            <text:p>739236.96</text:p>
          </table:table-cell>
          <table:table-cell office:value-type="float" office:value="26.84" table:style-name="ce1">
            <text:p>26.84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Unit 8 Coolock Village Shopping Centre Beechpark Avenue Coolock None None</text:p>
          </table:table-cell>
          <table:table-cell table:style-name="ce1"/>
          <table:table-cell office:value-type="string" table:style-name="ce1">
            <text:p>Unit 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108 Greenlea Road <text:s text:c="4"/>Terenure Dublin 6W None None</text:p>
          </table:table-cell>
          <table:table-cell office:value-type="float" office:value="713299.19" table:style-name="ce1">
            <text:p>713299.19</text:p>
          </table:table-cell>
          <table:table-cell office:value-type="float" office:value="729934.18" table:style-name="ce1">
            <text:p>729934.18</text:p>
          </table:table-cell>
          <table:table-cell office:value-type="float" office:value="45.53" table:style-name="ce1">
            <text:p>45.53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108 Greenlea Road <text:s text:c="2"/>Terenure W None None</text:p>
          </table:table-cell>
          <table:table-cell office:value-type="string" table:style-name="ce1">
            <text:p>Dublin 6</text:p>
          </table:table-cell>
          <table:table-cell office:value-type="float" office:value="108" table:style-name="ce1">
            <text:p>108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Unit 26 Sandyford Office Park Sandyford Industrial Estate None None</text:p>
          </table:table-cell>
          <table:table-cell office:value-type="float" office:value="719670.39" table:style-name="ce1">
            <text:p>719670.39</text:p>
          </table:table-cell>
          <table:table-cell office:value-type="float" office:value="726697.47" table:style-name="ce1">
            <text:p>726697.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FFICE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1">
            <text:p>Unit 26 Sandyford Office Park Sandyford Industrial Estate None None</text:p>
          </table:table-cell>
          <table:table-cell table:style-name="ce1"/>
          <table:table-cell office:value-type="string" table:style-name="ce1">
            <text:p>Unit 26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41 42 Mary Street <text:s text:c="6"/>Dublin 1 <text:s text:c="9"/>None None None</text:p>
          </table:table-cell>
          <table:table-cell office:value-type="float" office:value="715482.6" table:style-name="ce1">
            <text:p>715482.6</text:p>
          </table:table-cell>
          <table:table-cell office:value-type="float" office:value="734608.88" table:style-name="ce1">
            <text:p>734608.88</text:p>
          </table:table-cell>
          <table:table-cell office:value-type="float" office:value="242.05" table:style-name="ce1">
            <text:p>242.05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41 42 Mary Street <text:s text:c="8"/>None None None</text:p>
          </table:table-cell>
          <table:table-cell office:value-type="string" table:style-name="ce1">
            <text:p>Dublin 1</text:p>
          </table:table-cell>
          <table:table-cell office:value-type="float" office:value="41" table:style-name="ce1">
            <text:p>4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21 Richmond Street South (Fl 0) Dublin 2 None None None</text:p>
          </table:table-cell>
          <table:table-cell office:value-type="float" office:value="715615.46" table:style-name="ce1">
            <text:p>715615.46</text:p>
          </table:table-cell>
          <table:table-cell office:value-type="float" office:value="732622.75" table:style-name="ce1">
            <text:p>732622.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TAIL (SHOPS)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1">
            <text:p>21 Richmond Street South (Fl 0) <text:s/>None None None</text:p>
          </table:table-cell>
          <table:table-cell office:value-type="string" table:style-name="ce1">
            <text:p>Dublin 2</text:p>
          </table:table-cell>
          <table:table-cell office:value-type="float" office:value="21" table:style-name="ce1">
            <text:p>2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4D Rosemount Park Drive Rosemount Business Park Dublin None None</text:p>
          </table:table-cell>
          <table:table-cell office:value-type="float" office:value="709729.27" table:style-name="ce1">
            <text:p>709729.27</text:p>
          </table:table-cell>
          <table:table-cell office:value-type="float" office:value="740588.47" table:style-name="ce1">
            <text:p>740588.47</text:p>
          </table:table-cell>
          <table:table-cell office:value-type="float" office:value="157.97999999999999" table:style-name="ce1">
            <text:p>157.98</text:p>
          </table:table-cell>
          <table:table-cell office:value-type="string" table:style-name="ce1">
            <text:p>INDUSTRIAL USES</text:p>
          </table:table-cell>
          <table:table-cell office:value-type="date" office:date-value="2019-09-17T00:00:00" table:style-name="ce4">
            <text:p>17/09/2019</text:p>
          </table:table-cell>
          <table:table-cell office:value-type="string" table:style-name="ce1">
            <text:p>4D Rosemount Park Drive Rosemount Business Park None None</text:p>
          </table:table-cell>
          <table:table-cell office:value-type="string" table:style-name="ce1">
            <text:p>Dublin<text:s/></text:p>
          </table:table-cell>
          <table:table-cell office:value-type="string" table:style-name="ce1">
            <text:p>4D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5 Western Industrial Estate Dublin 12 None None None</text:p>
          </table:table-cell>
          <table:table-cell office:value-type="float" office:value="708856.42" table:style-name="ce1">
            <text:p>708856.42</text:p>
          </table:table-cell>
          <table:table-cell office:value-type="float" office:value="731932.65" table:style-name="ce1">
            <text:p>731932.65</text:p>
          </table:table-cell>
          <table:table-cell office:value-type="float" office:value="27.84" table:style-name="ce1">
            <text:p>27.84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5 Western Industrial Estate <text:s/>None None None</text:p>
          </table:table-cell>
          <table:table-cell office:value-type="string" table:style-name="ce1">
            <text:p>Dublin 1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Kingswood Cross Naas Road Dublin 24 None None</text:p>
          </table:table-cell>
          <table:table-cell office:value-type="float" office:value="705287.96" table:style-name="ce1">
            <text:p>705287.96</text:p>
          </table:table-cell>
          <table:table-cell office:value-type="float" office:value="728857.09" table:style-name="ce1">
            <text:p>728857.09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INDUSTRIAL USES</text:p>
          </table:table-cell>
          <table:table-cell office:value-type="date" office:date-value="2017-09-15T00:00:00" table:style-name="ce4">
            <text:p>15/09/2017</text:p>
          </table:table-cell>
          <table:table-cell office:value-type="string" table:style-name="ce1">
            <text:p>Kingswood Cross Naas Road <text:s/>None None</text:p>
          </table:table-cell>
          <table:table-cell office:value-type="string" table:style-name="ce1">
            <text:p>Dublin 24</text:p>
          </table:table-cell>
          <table:table-cell table:number-columns-repeated="16376" table:style-name="ce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7T11:21:00Z</dc:date>
  </office:meta>
</office:document-meta>
</file>